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021e461" officeooo:paragraph-rsid="01bd776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021e461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rsid="00d0f109" officeooo:paragraph-rsid="01705ff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71b610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71b610" officeooo:paragraph-rsid="019b981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14db9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05ff9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91d84e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1dc5c28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1dc5c2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e8ab62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style:text-underline-style="none" officeooo:paragraph-rsid="01e8ab62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97f8b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7af" fo:hyphenate="false" fo:hyphenation-remain-char-count="2" fo:hyphenation-push-char-count="2" loext:hyphenation-no-caps="false"/>
    </style:style>
    <style:style style:name="P19" style:family="paragraph" style:parent-style-name="Standard">
      <style:text-properties officeooo:paragraph-rsid="01705ff9"/>
    </style:style>
    <style:style style:name="P20" style:family="paragraph" style:parent-style-name="Standard">
      <style:paragraph-properties fo:line-height="100%"/>
      <style:text-properties officeooo:paragraph-rsid="018eb476"/>
    </style:style>
    <style:style style:name="P21" style:family="paragraph" style:parent-style-name="Standard">
      <style:paragraph-properties fo:line-height="100%"/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79798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officeooo:paragraph-rsid="01e8ab62"/>
    </style:style>
    <style:style style:name="P23" style:family="paragraph" style:parent-style-name="Standard">
      <style:text-properties style:font-name="Ubuntu" fo:font-size="12pt" fo:language="nl" fo:country="NL" officeooo:paragraph-rsid="01a76768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>
      <style:text-properties fo:font-style="italic" officeooo:rsid="05fe4687" officeooo:paragraph-rsid="01ec61dc" style:font-style-asian="italic" style:font-style-complex="italic"/>
    </style:style>
    <style:style style:name="P25" style:family="paragraph" style:parent-style-name="Standard" style:master-page-name="Standard">
      <style:paragraph-properties style:page-number="auto"/>
      <style:text-properties officeooo:paragraph-rsid="01d60126"/>
    </style:style>
    <style:style style:name="P26" style:family="paragraph" style:parent-style-name="Standard" style:list-style-name="L1">
      <style:text-properties fo:font-size="12pt" fo:font-weight="bold" officeooo:paragraph-rsid="019a3860" style:font-size-asian="12pt" style:font-weight-asian="bold" style:font-size-complex="12pt" style:font-weight-complex="bold"/>
    </style:style>
    <style:style style:name="P27" style:family="paragraph" style:parent-style-name="Standard">
      <style:text-properties officeooo:paragraph-rsid="01f0312a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9b981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bd776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1a76768" officeooo:paragraph-rsid="01a7676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e6cf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000573"/>
    </style:style>
    <style:style style:name="T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797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e5ad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665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25f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3630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21e4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text-line-through-style="none" style:text-line-through-type="none" style:font-name="Ubuntu" fo:font-size="12pt" style:text-underline-style="none" fo:font-weight="normal" officeooo:rsid="02e5ade6" style:font-size-asian="12pt" style:font-weight-asian="normal" style:font-size-complex="12pt" style:font-weight-complex="normal"/>
    </style:style>
    <style:style style:name="T32" style:family="text">
      <style:text-properties fo:color="#000000" style:text-line-through-style="none" style:text-line-through-type="none" style:font-name="Ubuntu" fo:font-size="12pt" style:text-underline-style="none" fo:font-weight="normal" officeooo:rsid="0154e886" style:font-size-asian="12pt" style:font-weight-asian="normal" style:font-size-complex="12pt" style:font-weight-complex="normal"/>
    </style:style>
    <style:style style:name="T33" style:family="text">
      <style:text-properties fo:color="#000000" style:text-line-through-style="none" style:text-line-through-type="none" style:font-name="Ubuntu" fo:font-size="12pt" style:text-underline-style="none" fo:font-weight="normal" officeooo:rsid="0183b5ef" style:font-size-asian="12pt" style:font-weight-asian="normal" style:font-size-complex="12pt" style:font-weight-complex="normal"/>
    </style:style>
    <style:style style:name="T34" style:family="text">
      <style:text-properties fo:color="#000000" style:text-line-through-style="none" style:text-line-through-type="none" style:font-name="Ubuntu" fo:font-size="12pt" style:text-underline-style="none" fo:font-weight="normal" officeooo:rsid="064c9632" style:font-size-asian="12pt" style:font-weight-asian="normal" style:font-size-complex="12pt" style:font-weight-complex="normal"/>
    </style:style>
    <style:style style:name="T35" style:family="text">
      <style:text-properties fo:color="#000000" style:text-line-through-style="none" style:text-line-through-type="none" style:font-name="Ubuntu" fo:font-size="12pt" style:text-underline-style="none" fo:font-weight="normal" officeooo:rsid="02eddb5a" style:font-size-asian="12pt" style:font-weight-asian="normal" style:font-size-complex="12pt" style:font-weight-complex="normal"/>
    </style:style>
    <style:style style:name="T36" style:family="text">
      <style:text-properties fo:color="#000000" style:text-line-through-style="none" style:text-line-through-type="none" style:font-name="Ubuntu" fo:font-size="12pt" style:text-underline-style="none" fo:font-weight="normal" officeooo:rsid="01f0312a" style:font-size-asian="12pt" style:font-weight-asian="normal" style:font-size-complex="12pt" style:font-weight-complex="normal"/>
    </style:style>
    <style:style style:name="T37" style:family="text">
      <style:text-properties fo:color="#000000" style:text-line-through-style="none" style:text-line-through-type="none" style:font-name="Bitstream Vera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Ubuntu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Ubuntu" fo:font-size="12pt" fo:language="nl" fo:country="NL" fo:font-weight="normal" officeooo:rsid="005e36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Ubuntu" fo:font-size="12pt" fo:language="nl" fo:country="NL" fo:font-weight="normal" officeooo:rsid="001a58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Ubuntu" fo:font-size="12pt" fo:language="nl" fo:country="NL" fo:font-weight="normal" officeooo:rsid="00ae06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Ubuntu" fo:font-size="12pt" fo:language="nl" fo:country="NL" fo:font-weight="normal" officeooo:rsid="00c0ea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Ubuntu" fo:font-size="12pt" fo:language="nl" fo:country="NL" fo:font-weight="normal" officeooo:rsid="00668f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font-name="Ubuntu" fo:font-size="12pt" fo:language="nl" fo:country="NL" fo:font-weight="normal" officeooo:rsid="016f893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font-name="Ubuntu" fo:font-size="12pt" fo:language="nl" fo:country="NL" fo:font-weight="normal" officeooo:rsid="014236e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font-name="Ubuntu" fo:font-size="12pt" fo:language="nl" fo:country="NL" fo:font-weight="normal" officeooo:rsid="014358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font-name="Ubuntu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font-name="Ubuntu" fo:font-size="12pt" fo:language="nl" fo:country="NL" fo:font-weight="normal" officeooo:rsid="015336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style:font-name="Ubuntu" fo:font-size="12pt" fo:language="nl" fo:country="NL" fo:font-weight="normal" officeooo:rsid="016e82d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style:font-name="Ubuntu" fo:font-size="12pt" fo:language="nl" fo:country="NL" fo:font-weight="normal" officeooo:rsid="0191d84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font-name="Ubuntu" fo:font-size="12pt" fo:language="nl" fo:country="NL" fo:font-weight="normal" officeooo:rsid="01a2c1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font-name="Ubuntu" fo:font-size="12pt" fo:language="nl" fo:country="NL" fo:font-weight="normal" officeooo:rsid="01ac5a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7" style:family="text">
      <style:text-properties fo:color="#000000" fo:language="nl" fo:country="NL" fo:font-weight="normal" officeooo:rsid="01ad6ad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8" style:family="text">
      <style:text-properties fo:color="#000000" fo:language="nl" fo:country="NL" fo:font-weight="normal" officeooo:rsid="01bbf66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9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60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style:font-name="Ubuntu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style:font-name="Ubuntu" fo:font-size="12pt" fo:language="nl" fo:country="NL" officeooo:rsid="003b3a5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style:font-name="Ubuntu" fo:font-size="12pt" fo:language="nl" fo:country="NL" officeooo:rsid="00da78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style:font-name="Ubuntu"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style:font-name="Ubuntu" fo:font-size="12pt" fo:language="nl" fo:country="NL" officeooo:rsid="00da78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style:use-window-font-color="true" style:text-line-through-style="none" style:text-line-through-type="none" style:font-name="Bitstream Vera Sans" fo:font-size="12pt" fo:language="nl" fo:country="NL" style:text-underline-style="none" fo:font-weight="normal" officeooo:rsid="00fb015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officeooo:rsid="01abc67c"/>
    </style:style>
    <style:style style:name="T69" style:family="text">
      <style:text-properties officeooo:rsid="01cfd8fe"/>
    </style:style>
    <style:style style:name="T70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dc5c28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522dfb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ed3ff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Ubuntu3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1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99cm" text:min-label-width="0.6cm"/>
        <style:text-properties style:font-name="OpenSymbol"/>
      </text:list-level-style-bullet>
      <text:list-level-style-number text:level="3" text:style-name="Numbering_20_Symbols" style:num-suffix=" □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Strong_20_Emphasis"><text:span text:style-name="T48">C</text:span></text:span><text:span text:style-name="Strong_20_Emphasis"><text:span text:style-name="T39">h</text:span></text:span><text:span text:style-name="Strong_20_Emphasis"><text:span text:style-name="T38">ecklist voor </text:span></text:span><text:span text:style-name="Strong_20_Emphasis"><text:span text:style-name="T54">de installatie</text:span></text:span><text:span text:style-name="Strong_20_Emphasis"><text:span text:style-name="T38"> van </text:span></text:span><text:reference-mark-start text:name="Distributie"/><text:span text:style-name="Strong_20_Emphasis"><text:span text:style-name="T49">Ubunt</text:span></text:span><text:span text:style-name="Strong_20_Emphasis"><text:span text:style-name="T51">u</text:span></text:span><text:reference-mark-end text:name="Distributie"/><text:span text:style-name="Strong_20_Emphasis"><text:span text:style-name="T49"> </text:span></text:span><text:reference-mark-start text:name="Versie"/><text:span text:style-name="T69">20</text:span><text:span text:style-name="Strong_20_Emphasis"><text:span text:style-name="T49">.</text:span></text:span><text:span text:style-name="Strong_20_Emphasis"><text:span text:style-name="T52">04 LTS</text:span></text:span><text:reference-mark-end text:name="Versie"/><text:span text:style-name="Strong_20_Emphasis"><text:span text:style-name="T38"> </text:span></text:span><text:reference-mark-start text:name="Editie"/><text:span text:style-name="Strong_20_Emphasis"><text:span text:style-name="T40">desktop</text:span></text:span><text:reference-mark-end text:name="Editie"/><text:span text:style-name="Strong_20_Emphasis"><text:span text:style-name="T41"> </text:span></text:span><text:span text:style-name="Strong_20_Emphasis"><text:span text:style-name="T38">op </text:span></text:span><text:reference-mark-start text:name="Computernaam"/><text:span text:style-name="T68">pc</text:span><text:span text:style-name="Strong_20_Emphasis"><text:span text:style-name="T42">04</text:span></text:span><text:reference-mark-end text:name="Computernaam"/><text:span text:style-name="T43">.</text:span><text:span text:style-name="Strong_20_Emphasis"><text:span text:style-name="T38"><text:line-break/></text:span></text:span></text:p>
      <text:p text:style-name="P20"><text:span text:style-name="T38">Kijk op </text:span><text:a xlink:type="simple" xlink:href="https://karelzimmer.nl/" text:style-name="Internet_20_link" text:visited-style-name="Visited_20_Internet_20_Link"><text:span text:style-name="Internet_20_link"><text:span text:style-name="T60">karelzimmer.nl</text:span></text:span></text:a><text:span text:style-name="T38"> </text:span><text:span text:style-name="T5">voor</text:span><text:span text:style-name="T4"> </text:span><text:span text:style-name="T66">deze en andere </text:span><text:span text:style-name="T6">checklists, scripts, en overige bestanden.</text:span></text:p>
      <text:p text:style-name="P21"/>
      <text:p text:style-name="P24"><text:span text:style-name="T23">D</text:span><text:span text:style-name="T21">it is een invulbare PD</text:span><text:span text:style-name="T24">F</text:span><text:span text:style-name="T21"> met keuzevakken; </text:span><text:span text:style-name="T25">a</text:span><text:span text:style-name="T21">fdrukken is niet noodzakelijk.</text:span></text:p>
      <text:p text:style-name="P31"><text:span text:style-name="Strong_20_Emphasis"><text:span text:style-name="T55"/></text:span></text:p>
      <text:p text:style-name="P9"><text:span text:style-name="Definition"><text:span text:style-name="T63">g</text:span></text:span><text:span text:style-name="Definition"><text:span text:style-name="T61">ebruiker</text:span></text:span><text:span text:style-name="T38"><text:tab/><text:tab/><text:tab/></text:span><text:span text:style-name="User_20_Entry"><text:span text:style-name="T59">Nina Zimmer</text:span></text:span></text:p>
      <text:p text:style-name="P10"><text:span text:style-name="Definition"><text:span text:style-name="T63">g</text:span></text:span><text:span text:style-name="Definition"><text:span text:style-name="T61">ebruikersnaam<text:tab/></text:span></text:span><text:span text:style-name="User_20_Entry"><text:span text:style-name="T59">nina</text:span></text:span></text:p>
      <text:p text:style-name="P12"><text:span text:style-name="Definition"><text:span text:style-name="T63">c</text:span></text:span><text:span text:style-name="Definition"><text:span text:style-name="T61">omputernaam</text:span></text:span><text:span text:style-name="Definition"><text:span text:style-name="T62"><text:tab/></text:span></text:span><text:span text:style-name="User_20_Entry"><text:span text:style-name="T56"><text:reference-ref text:reference-format="text" text:ref-name="Computernaam">pc04</text:reference-ref></text:span></text:span><text:span text:style-name="T44"> <text:tab/><text:tab/><text:tab/><text:tab/>(</text:span><text:span text:style-name="T50">N</text:span><text:span text:style-name="T45">aast </text:span><text:span text:style-name="T46">W</text:span><text:span text:style-name="T47">indows </text:span><text:span text:style-name="T53">10</text:span><text:span text:style-name="T46"> – </text:span><text:span text:style-name="T45">dual boot</text:span><text:span text:style-name="T44">)</text:span></text:p>
      <text:p text:style-name="P11"><text:span text:style-name="Definition"><text:span text:style-name="T63">o</text:span></text:span><text:span text:style-name="Definition"><text:span text:style-name="T64">pstartmenu</text:span></text:span><text:span text:style-name="T38"><text:tab/><text:tab/></text:span><text:span text:style-name="User_20_Entry"><text:span text:style-name="T58">F9</text:span></text:span></text:p>
      <text:p text:style-name="P19"><text:span text:style-name="Definition"><text:span text:style-name="T63">i</text:span></text:span><text:span text:style-name="Definition"><text:span text:style-name="T64">nstellingen</text:span></text:span><text:span text:style-name="T38"><text:tab/><text:tab/></text:span><text:span text:style-name="User_20_Entry"><text:span text:style-name="T57">Esc</text:span></text:span></text:p>
      <text:p text:style-name="P6"><text:span text:style-name="Definition"><text:span text:style-name="T65"/></text:span></text:p>
      <text:p text:style-name="P2"/>
      <text:list xml:id="list2402231352" text:style-name="L1">
        <text:list-item>
          <text:p text:style-name="P26">Installatie voorbereiden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2"><text:span text:style-name="Strong_20_Emphasis"><text:span text:style-name="T13"><text:s/></text:span></text:span><text:span text:style-name="Strong_20_Emphasis"><text:span text:style-name="T12"><draw:control text:anchor-type="as-char" draw:z-index="0" draw:name="Vorm1" draw:style-name="gr1" draw:text-style-name="P3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</text:span></text:span><text:span text:style-name="Strong_20_Emphasis"><text:span text:style-name="T20">_</text:span></text:span><text:span text:style-name="Strong_20_Emphasis"><text:span text:style-name="T15">installatie</text:span></text:span><text:span text:style-name="Strong_20_Emphasis"><text:span text:style-name="T20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20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20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20">odt</text:span></text:span><text:span text:style-name="Strong_20_Emphasis"><text:span text:style-name="T16">.</text:span></text:span></text:p>
          </table:table-cell>
        </table:table-row>
      </table:table>
      <text:p text:style-name="P7"><text:span text:style-name="Strong_20_Emphasis"><text:span text:style-name="T11"/></text:span></text:p>
      <text:p text:style-name="P8"/>
      <text:list xml:id="list105645544510040" text:continue-numbering="true" text:style-name="L1">
        <text:list-item>
          <text:p text:style-name="P28">Installatie uitvoeren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2"><text:span text:style-name="Strong_20_Emphasis"><text:span text:style-name="T13"><text:s/></text:span></text:span><text:span text:style-name="Strong_20_Emphasis"><text:span text:style-name="T12"><draw:control text:anchor-type="as-char" draw:z-index="1" draw:name="Vorm2" draw:style-name="gr1" draw:text-style-name="P32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7">Installeer </text:span></text:span><text:span text:style-name="Strong_20_Emphasis"><text:span text:style-name="T18"><text:reference-ref text:reference-format="text" text:ref-name="Distributie">Ubuntu</text:reference-ref></text:span></text:span><text:span text:style-name="Strong_20_Emphasis"><text:span text:style-name="T19"><text:s/></text:span></text:span><text:span text:style-name="Strong_20_Emphasis"><text:span text:style-name="T17">naast Windows 10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17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2"><text:span text:style-name="Strong_20_Emphasis"><text:span text:style-name="T13"><text:s/></text:span></text:span><text:span text:style-name="Strong_20_Emphasis"><text:span text:style-name="T12"><draw:control text:anchor-type="as-char" draw:z-index="4" draw:name="Vorm3" draw:style-name="gr1" draw:text-style-name="P3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</text:span></text:span><text:span text:style-name="Strong_20_Emphasis"><text:span text:style-name="T20">_</text:span></text:span><text:span text:style-name="Strong_20_Emphasis"><text:span text:style-name="T15">installatie</text:span></text:span><text:span text:style-name="Strong_20_Emphasis"><text:span text:style-name="T20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20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20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20">odt</text:span></text:span><text:span text:style-name="Strong_20_Emphasis"><text:span text:style-name="T16">.</text:span></text:span></text:p>
          </table:table-cell>
        </table:table-row>
      </table:table>
      <text:p text:style-name="P5"/>
      <text:p text:style-name="P4"/>
      <text:list xml:id="list105646544736633" text:continue-numbering="true" text:style-name="L1">
        <text:list-item>
          <text:p text:style-name="P29">Installatie afronden</text:p>
        </text:list-item>
      </text:list>
      <text:p text:style-name="P3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2"><text:span text:style-name="Strong_20_Emphasis"><text:span text:style-name="T13"><text:s/></text:span></text:span><text:span text:style-name="Strong_20_Emphasis"><text:span text:style-name="T12"><draw:control text:anchor-type="as-char" draw:z-index="2" draw:name="Vorm4" draw:style-name="gr1" draw:text-style-name="P32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8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</text:span></text:span><text:span text:style-name="Strong_20_Emphasis"><text:span text:style-name="T20">_</text:span></text:span><text:span text:style-name="Strong_20_Emphasis"><text:span text:style-name="T15">installatie</text:span></text:span><text:span text:style-name="Strong_20_Emphasis"><text:span text:style-name="T20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20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20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20">odt</text:span></text:span><text:span text:style-name="Strong_20_Emphasis"><text:span text:style-name="T16">.</text:span></text:span></text:p>
          </table:table-cell>
        </table:table-row>
      </table:table>
      <text:p text:style-name="Standard"><text:span text:style-name="Strong_20_Emphasis"><text:span text:style-name="T3"><text:line-break/></text:span></text:span></text:p>
      <text:list xml:id="list105647222469758" text:continue-numbering="true" text:style-name="L1">
        <text:list-item>
          <text:p text:style-name="P30">Gebruiker inrichten</text:p>
        </text:list-item>
      </text:list>
      <text:p text:style-name="P3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2"><text:span text:style-name="Strong_20_Emphasis"><text:span text:style-name="T13"><text:s/></text:span></text:span><text:span text:style-name="Strong_20_Emphasis"><text:span text:style-name="T12"><draw:control text:anchor-type="as-char" draw:z-index="3" draw:name="Vorm5" draw:style-name="gr1" draw:text-style-name="P32" svg:width="0.35cm" svg:height="0.35cm" draw:control="control4"/></text:span></text:span></text:p>
          </table:table-cell>
          <table:table-cell table:style-name="_34_._5f_Gebruiker_5f_inrichten.A1" office:value-type="string">
            <text:p text:style-name="P18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</text:span></text:span><text:span text:style-name="Strong_20_Emphasis"><text:span text:style-name="T20">_</text:span></text:span><text:span text:style-name="Strong_20_Emphasis"><text:span text:style-name="T15">installatie</text:span></text:span><text:span text:style-name="Strong_20_Emphasis"><text:span text:style-name="T20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20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20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20">odt</text:span></text:span><text:span text:style-name="Strong_20_Emphasis"><text:span text:style-name="T16">.</text:span></text:span></text:p>
          </table:table-cell>
        </table:table-row>
      </table:table>
      <text:p text:style-name="P15"><text:span text:style-name="Strong_20_Emphasis"><text:span text:style-name="T7"/></text:span></text:p>
      <text:p text:style-name="P23"/>
      <text:p text:style-name="P27"><text:span text:style-name="T26">E</text:span><text:span text:style-name="T27">inde c</text:span><text:span text:style-name="T22">hecklist, </text:span><text:span text:style-name="T28">d</text:span><text:span text:style-name="T22">e installatie van </text:span><text:span text:style-name="T22"><text:reference-ref text:reference-format="text" text:ref-name="Distributie">Ubuntu</text:reference-ref></text:span><text:span text:style-name="T22"><text:s/></text:span><text:span text:style-name="T29"><text:reference-ref text:reference-format="text" text:ref-name="Versie">20.04 LTS</text:reference-ref></text:span><text:span text:style-name="T22"><text:s/></text:span><text:span text:style-name="T22"><text:reference-ref text:reference-format="text" text:ref-name="Editie">desktop</text:reference-ref></text:span><text:span text:style-name="T22"><text:s/></text:span><text:span text:style-name="T30">op </text:span><text:span text:style-name="T30"><text:reference-ref text:reference-format="text" text:ref-name="Computernaam">pc04</text:reference-ref></text:span><text:span text:style-name="T30"><text:s/></text:span><text:span text:style-name="T22">is voltooid.<text:line-break/><text:line-break/></text:span><text:span text:style-name="T10">Geschreven</text:span><text:span text:style-name="T8"> door Karel Zimmer &lt;</text:span><text:a xlink:type="simple" xlink:href="mailto:info@karelzimmer.nl" text:style-name="Internet_20_link" text:visited-style-name="Visited_20_Internet_20_Link">info@karelzimmer.nl</text:a><text:span text:style-name="T8">&gt;</text:span><text:span text:style-name="T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1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/>
      <style:text-properties fo:text-transform="uppercase" fo:color="#ff0000" style:font-name="Ubuntu Mono" fo:font-family="'Ubuntu Mono'" style:font-style-name="Standaard" style:font-pitch="fixed" fo:font-size="12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ebruikersinvoer" style:family="paragraph" style:parent-style-name="Preformatted_20_Text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style:font-name="Ubuntu3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00057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LTS_desktop_pc04.odt</text:file-name><text:tab/><text:date style:data-style-name="N36" text:date-value="2021-08-23T10:56:45.075921700">23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3T10:56:44.982248743</dc:date>
    <meta:printed-by>Karel Zimmer</meta:printed-by>
    <meta:print-date>2010-10-15T14:58:44</meta:print-date>
    <meta:keyword>Installatie</meta:keyword>
    <meta:keyword>Checklist</meta:keyword>
    <meta:keyword>Linux</meta:keyword>
    <meta:editing-cycles>2085</meta:editing-cycles>
    <meta:editing-duration>P5DT2H2M36S</meta:editing-duration>
    <dc:creator>Karel Zimmer</dc:creator>
    <meta:document-statistic meta:table-count="4" meta:image-count="0" meta:object-count="0" meta:page-count="1" meta:paragraph-count="26" meta:word-count="117" meta:character-count="989" meta:non-whitespace-character-count="878"/>
    <meta:user-defined meta:name="Info 1"/>
    <meta:user-defined meta:name="Info 2"/>
    <meta:user-defined meta:name="Info 3"/>
    <meta:user-defined meta:name="Info 4"/>
  </office:meta>
</office:document-meta>
</file>